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735.44" calcext:value-type="float">
            <text:p>735.44</text:p>
          </table:table-cell>
          <table:table-cell/>
          <table:table-cell office:value-type="string" calcext:value-type="string">
            <text:p>01.06:</text:p>
          </table:table-cell>
          <table:table-cell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2.06:</text:p>
          </table:table-cell>
          <table:table-cell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office:value-type="string" calcext:value-type="string">
            <text:p>03.06:</text:p>
          </table:table-cell>
          <table:table-cell table:style-name="ce28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4.06:</text:p>
          </table:table-cell>
          <table:table-cell table:style-name="ce28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497.72" calcext:value-type="float">
            <text:p>497.72</text:p>
          </table:table-cell>
          <table:table-cell/>
          <table:table-cell office:value-type="string" calcext:value-type="string">
            <text:p>05.06:</text:p>
          </table:table-cell>
          <table:table-cell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office:value-type="string" calcext:value-type="string">
            <text:p>06.06:</text:p>
          </table:table-cell>
          <table:table-cell table:style-name="ce28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52.76" calcext:value-type="float">
            <text:p>52.76</text:p>
          </table:table-cell>
          <table:table-cell/>
          <table:table-cell office:value-type="string" calcext:value-type="string">
            <text:p>07.06:</text:p>
          </table:table-cell>
          <table:table-cell table:style-name="ce28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14.25" calcext:value-type="float">
            <text:p>14.2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2.58" calcext:value-type="float">
            <text:p>22.5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3.28" calcext:value-type="float">
            <text:p>3.2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3.64" calcext:value-type="float">
            <text:p>3.64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60.85" calcext:value-type="float">
            <text:p>60.8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39.95" calcext:value-type="float">
            <text:p>39.9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0.61" calcext:value-type="float">
            <text:p>0.61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 table:number-rows-repeated="104852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23:57:29.541855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08T23:59:56.581442809</dc:date>
    <meta:editing-duration>PT1H28M33S</meta:editing-duration>
    <meta:editing-cycles>19</meta:editing-cycles>
    <meta:generator>LibreOffice/4.4.3.2$Linux_x86 LibreOffice_project/40m0$Build-2</meta:generator>
    <meta:document-statistic meta:table-count="2" meta:cell-count="245" meta:object-count="0"/>
  </office:meta>
</office:document-meta>
</file>